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db_5f_vacuum" style:display-name="db_vacuum" style:family="table">
      <style:table-properties style:width="5.9271in" fo:margin-left="1.0042in" fo:margin-right="-0.0063in" table:align="margins"/>
    </style:style>
    <style:style style:name="db_5f_vacuum.A" style:display-name="db_vacuum.A" style:family="table-column">
      <style:table-column-properties style:column-width="2.0729in" style:rel-column-width="22919*"/>
    </style:style>
    <style:style style:name="db_5f_vacuum.B" style:display-name="db_vacuum.B" style:family="table-column">
      <style:table-column-properties style:column-width="1.9479in" style:rel-column-width="21537*"/>
    </style:style>
    <style:style style:name="db_5f_vacuum.C" style:display-name="db_vacuum.C" style:family="table-column">
      <style:table-column-properties style:column-width="1.9063in" style:rel-column-width="21079*"/>
    </style:style>
    <style:style style:name="db_5f_vacuum.A1" style:display-name="db_vacuum.A1" style:family="table-cell">
      <style:table-cell-properties fo:padding="0.0382in" fo:border-left="0.0007in solid #000000" fo:border-right="none" fo:border-top="0.0007in solid #000000" fo:border-bottom="0.0007in solid #000000"/>
    </style:style>
    <style:style style:name="db_5f_vacuum.C1" style:display-name="db_vacuum.C1" style:family="table-cell">
      <style:table-cell-properties fo:padding="0.0382in" fo:border="0.0007in solid #000000"/>
    </style:style>
    <style:style style:name="db_5f_vacuum.A2" style:display-name="db_vacuum.A2" style:family="table-cell">
      <style:table-cell-properties fo:padding="0.0382in" fo:border-left="0.0007in solid #000000" fo:border-right="none" fo:border-top="none" fo:border-bottom="0.0007in solid #000000"/>
    </style:style>
    <style:style style:name="db_5f_vacuum.C2" style:display-name="db_vacuum.C2" style:family="table-cell">
      <style:table-cell-properties fo:padding="0.0382in" fo:border-left="0.0007in solid #000000" fo:border-right="0.0007in solid #000000" fo:border-top="none" fo:border-bottom="0.0007in solid #000000"/>
    </style:style>
    <style:style style:name="Table1" style:family="table">
      <style:table-properties style:width="5.9271in" fo:margin-left="1.0042in" fo:margin-right="-0.0063in" table:align="margins"/>
    </style:style>
    <style:style style:name="Table1.A" style:family="table-column">
      <style:table-column-properties style:column-width="2.0729in" style:rel-column-width="22919*"/>
    </style:style>
    <style:style style:name="Table1.B" style:family="table-column">
      <style:table-column-properties style:column-width="1.9479in" style:rel-column-width="21537*"/>
    </style:style>
    <style:style style:name="Table1.C" style:family="table-column">
      <style:table-column-properties style:column-width="1.9063in" style:rel-column-width="2107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5.9271in" fo:margin-left="1.0042in" fo:margin-right="-0.0063in" table:align="margins"/>
    </style:style>
    <style:style style:name="Table2.A" style:family="table-column">
      <style:table-column-properties style:column-width="2.0729in" style:rel-column-width="22919*"/>
    </style:style>
    <style:style style:name="Table2.B" style:family="table-column">
      <style:table-column-properties style:column-width="1.9479in" style:rel-column-width="21537*"/>
    </style:style>
    <style:style style:name="Table2.C" style:family="table-column">
      <style:table-column-properties style:column-width="1.9063in" style:rel-column-width="2107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9271in" fo:margin-left="1.0042in" fo:margin-right="-0.0063in" table:align="margins"/>
    </style:style>
    <style:style style:name="Table3.A" style:family="table-column">
      <style:table-column-properties style:column-width="2.0729in" style:rel-column-width="22919*"/>
    </style:style>
    <style:style style:name="Table3.B" style:family="table-column">
      <style:table-column-properties style:column-width="1.9479in" style:rel-column-width="21537*"/>
    </style:style>
    <style:style style:name="Table3.C" style:family="table-column">
      <style:table-column-properties style:column-width="1.9063in" style:rel-column-width="21079*"/>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5.9271in" fo:margin-left="1.0042in" fo:margin-right="-0.0063in" table:align="margins"/>
    </style:style>
    <style:style style:name="Table4.A" style:family="table-column">
      <style:table-column-properties style:column-width="2.0729in" style:rel-column-width="22919*"/>
    </style:style>
    <style:style style:name="Table4.B" style:family="table-column">
      <style:table-column-properties style:column-width="1.9479in" style:rel-column-width="21537*"/>
    </style:style>
    <style:style style:name="Table4.C" style:family="table-column">
      <style:table-column-properties style:column-width="1.9063in" style:rel-column-width="21079*"/>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9271in" fo:margin-left="1.0042in" fo:margin-right="-0.0063in" table:align="margins"/>
    </style:style>
    <style:style style:name="Table5.A" style:family="table-column">
      <style:table-column-properties style:column-width="2.0729in" style:rel-column-width="22919*"/>
    </style:style>
    <style:style style:name="Table5.B" style:family="table-column">
      <style:table-column-properties style:column-width="1.9479in" style:rel-column-width="21537*"/>
    </style:style>
    <style:style style:name="Table5.C" style:family="table-column">
      <style:table-column-properties style:column-width="1.9063in" style:rel-column-width="21079*"/>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7" style:family="table">
      <style:table-properties style:width="5.9271in" fo:margin-left="1.0042in" fo:margin-right="-0.0063in" table:align="margins"/>
    </style:style>
    <style:style style:name="Table7.A" style:family="table-column">
      <style:table-column-properties style:column-width="2.0729in" style:rel-column-width="22919*"/>
    </style:style>
    <style:style style:name="Table7.B" style:family="table-column">
      <style:table-column-properties style:column-width="1.9479in" style:rel-column-width="21537*"/>
    </style:style>
    <style:style style:name="Table7.C" style:family="table-column">
      <style:table-column-properties style:column-width="1.9063in" style:rel-column-width="21079*"/>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5.9271in" fo:margin-left="1.0042in" fo:margin-right="-0.0063in" table:align="margins"/>
    </style:style>
    <style:style style:name="Table6.A" style:family="table-column">
      <style:table-column-properties style:column-width="2.0729in" style:rel-column-width="22919*"/>
    </style:style>
    <style:style style:name="Table6.B" style:family="table-column">
      <style:table-column-properties style:column-width="1.9479in" style:rel-column-width="21537*"/>
    </style:style>
    <style:style style:name="Table6.C" style:family="table-column">
      <style:table-column-properties style:column-width="1.9063in" style:rel-column-width="21079*"/>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8" style:family="table">
      <style:table-properties style:width="5.9271in" fo:margin-left="1.0042in" fo:margin-right="-0.0063in" table:align="margins"/>
    </style:style>
    <style:style style:name="Table8.A" style:family="table-column">
      <style:table-column-properties style:column-width="2.0729in" style:rel-column-width="22919*"/>
    </style:style>
    <style:style style:name="Table8.B" style:family="table-column">
      <style:table-column-properties style:column-width="1.9479in" style:rel-column-width="21537*"/>
    </style:style>
    <style:style style:name="Table8.C" style:family="table-column">
      <style:table-column-properties style:column-width="1.9063in" style:rel-column-width="21079*"/>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5.9271in" fo:margin-left="1.0042in" fo:margin-right="-0.0063in" table:align="margins"/>
    </style:style>
    <style:style style:name="Table9.A" style:family="table-column">
      <style:table-column-properties style:column-width="2.0729in" style:rel-column-width="22919*"/>
    </style:style>
    <style:style style:name="Table9.B" style:family="table-column">
      <style:table-column-properties style:column-width="1.9479in" style:rel-column-width="21537*"/>
    </style:style>
    <style:style style:name="Table9.C" style:family="table-column">
      <style:table-column-properties style:column-width="1.9063in" style:rel-column-width="21079*"/>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5.9271in" fo:margin-left="1.0042in" fo:margin-right="-0.0063in" table:align="margins"/>
    </style:style>
    <style:style style:name="Table10.A" style:family="table-column">
      <style:table-column-properties style:column-width="2.0729in" style:rel-column-width="22919*"/>
    </style:style>
    <style:style style:name="Table10.B" style:family="table-column">
      <style:table-column-properties style:column-width="1.9479in" style:rel-column-width="21537*"/>
    </style:style>
    <style:style style:name="Table10.C" style:family="table-column">
      <style:table-column-properties style:column-width="1.9063in" style:rel-column-width="21079*"/>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5.9271in" fo:margin-left="1.0042in" fo:margin-right="-0.0063in" table:align="margins"/>
    </style:style>
    <style:style style:name="Table11.A" style:family="table-column">
      <style:table-column-properties style:column-width="2.0729in" style:rel-column-width="22919*"/>
    </style:style>
    <style:style style:name="Table11.B" style:family="table-column">
      <style:table-column-properties style:column-width="1.9479in" style:rel-column-width="21537*"/>
    </style:style>
    <style:style style:name="Table11.C" style:family="table-column">
      <style:table-column-properties style:column-width="1.9063in" style:rel-column-width="21079*"/>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5.9271in" fo:margin-left="1.0042in" fo:margin-right="-0.0063in" table:align="margins"/>
    </style:style>
    <style:style style:name="Table12.A" style:family="table-column">
      <style:table-column-properties style:column-width="2.0729in" style:rel-column-width="22919*"/>
    </style:style>
    <style:style style:name="Table12.B" style:family="table-column">
      <style:table-column-properties style:column-width="1.9479in" style:rel-column-width="21537*"/>
    </style:style>
    <style:style style:name="Table12.C" style:family="table-column">
      <style:table-column-properties style:column-width="1.9063in" style:rel-column-width="21079*"/>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9271in" fo:margin-left="1.0042in" fo:margin-right="-0.0063in" table:align="margins"/>
    </style:style>
    <style:style style:name="Table13.A" style:family="table-column">
      <style:table-column-properties style:column-width="2.0729in" style:rel-column-width="22919*"/>
    </style:style>
    <style:style style:name="Table13.B" style:family="table-column">
      <style:table-column-properties style:column-width="1.9479in" style:rel-column-width="21537*"/>
    </style:style>
    <style:style style:name="Table13.C" style:family="table-column">
      <style:table-column-properties style:column-width="1.9063in" style:rel-column-width="21079*"/>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9271in" fo:margin-left="1.0042in" fo:margin-right="-0.0063in" table:align="margins"/>
    </style:style>
    <style:style style:name="Table14.A" style:family="table-column">
      <style:table-column-properties style:column-width="2.0729in" style:rel-column-width="22919*"/>
    </style:style>
    <style:style style:name="Table14.B" style:family="table-column">
      <style:table-column-properties style:column-width="1.9479in" style:rel-column-width="21537*"/>
    </style:style>
    <style:style style:name="Table14.C" style:family="table-column">
      <style:table-column-properties style:column-width="1.9063in" style:rel-column-width="2107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9271in" fo:margin-left="1.0042in" fo:margin-right="-0.0063in" table:align="margins"/>
    </style:style>
    <style:style style:name="Table15.A" style:family="table-column">
      <style:table-column-properties style:column-width="2.0729in" style:rel-column-width="22919*"/>
    </style:style>
    <style:style style:name="Table15.B" style:family="table-column">
      <style:table-column-properties style:column-width="1.9479in" style:rel-column-width="21537*"/>
    </style:style>
    <style:style style:name="Table15.C" style:family="table-column">
      <style:table-column-properties style:column-width="1.9063in" style:rel-column-width="21079*"/>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9271in" fo:margin-left="1.0042in" fo:margin-right="-0.0063in" table:align="margins"/>
    </style:style>
    <style:style style:name="Table16.A" style:family="table-column">
      <style:table-column-properties style:column-width="2.0729in" style:rel-column-width="22919*"/>
    </style:style>
    <style:style style:name="Table16.B" style:family="table-column">
      <style:table-column-properties style:column-width="1.9479in" style:rel-column-width="21537*"/>
    </style:style>
    <style:style style:name="Table16.C" style:family="table-column">
      <style:table-column-properties style:column-width="1.9063in" style:rel-column-width="21079*"/>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9271in" fo:margin-left="1.0042in" fo:margin-right="-0.0063in" table:align="margins"/>
    </style:style>
    <style:style style:name="Table17.A" style:family="table-column">
      <style:table-column-properties style:column-width="2.0729in" style:rel-column-width="22919*"/>
    </style:style>
    <style:style style:name="Table17.B" style:family="table-column">
      <style:table-column-properties style:column-width="1.9479in" style:rel-column-width="21537*"/>
    </style:style>
    <style:style style:name="Table17.C" style:family="table-column">
      <style:table-column-properties style:column-width="1.9063in" style:rel-column-width="21079*"/>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9271in" fo:margin-left="1.0042in" fo:margin-right="-0.0063in" table:align="margins"/>
    </style:style>
    <style:style style:name="Table18.A" style:family="table-column">
      <style:table-column-properties style:column-width="2.0729in" style:rel-column-width="22919*"/>
    </style:style>
    <style:style style:name="Table18.B" style:family="table-column">
      <style:table-column-properties style:column-width="1.9479in" style:rel-column-width="21537*"/>
    </style:style>
    <style:style style:name="Table18.C" style:family="table-column">
      <style:table-column-properties style:column-width="1.9063in" style:rel-column-width="21079*"/>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9271in" fo:margin-left="1.0042in" fo:margin-right="-0.0063in" table:align="margins"/>
    </style:style>
    <style:style style:name="Table19.A" style:family="table-column">
      <style:table-column-properties style:column-width="2.0729in" style:rel-column-width="22919*"/>
    </style:style>
    <style:style style:name="Table19.B" style:family="table-column">
      <style:table-column-properties style:column-width="1.9479in" style:rel-column-width="21537*"/>
    </style:style>
    <style:style style:name="Table19.C" style:family="table-column">
      <style:table-column-properties style:column-width="1.9063in" style:rel-column-width="21079*"/>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9271in" fo:margin-left="1.0042in" fo:margin-right="-0.0063in" table:align="margins"/>
    </style:style>
    <style:style style:name="Table20.A" style:family="table-column">
      <style:table-column-properties style:column-width="2.0729in" style:rel-column-width="22919*"/>
    </style:style>
    <style:style style:name="Table20.B" style:family="table-column">
      <style:table-column-properties style:column-width="1.9479in" style:rel-column-width="21537*"/>
    </style:style>
    <style:style style:name="Table20.C" style:family="table-column">
      <style:table-column-properties style:column-width="1.9063in" style:rel-column-width="21079*"/>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9271in" fo:margin-left="1.0042in" fo:margin-right="-0.0063in" table:align="margins"/>
    </style:style>
    <style:style style:name="Table21.A" style:family="table-column">
      <style:table-column-properties style:column-width="2.0729in" style:rel-column-width="22919*"/>
    </style:style>
    <style:style style:name="Table21.B" style:family="table-column">
      <style:table-column-properties style:column-width="1.9479in" style:rel-column-width="21537*"/>
    </style:style>
    <style:style style:name="Table21.C" style:family="table-column">
      <style:table-column-properties style:column-width="1.9063in" style:rel-column-width="21079*"/>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9271in" fo:margin-left="1.0042in" fo:margin-right="-0.0063in" table:align="margins"/>
    </style:style>
    <style:style style:name="Table22.A" style:family="table-column">
      <style:table-column-properties style:column-width="2.0729in" style:rel-column-width="22919*"/>
    </style:style>
    <style:style style:name="Table22.B" style:family="table-column">
      <style:table-column-properties style:column-width="1.9479in" style:rel-column-width="21537*"/>
    </style:style>
    <style:style style:name="Table22.C" style:family="table-column">
      <style:table-column-properties style:column-width="1.9063in" style:rel-column-width="21079*"/>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4" style:family="table">
      <style:table-properties style:width="5.9271in" fo:margin-left="1.0042in" fo:margin-right="-0.0063in" table:align="margins"/>
    </style:style>
    <style:style style:name="Table24.A" style:family="table-column">
      <style:table-column-properties style:column-width="2.0729in" style:rel-column-width="22919*"/>
    </style:style>
    <style:style style:name="Table24.B" style:family="table-column">
      <style:table-column-properties style:column-width="1.9479in" style:rel-column-width="21537*"/>
    </style:style>
    <style:style style:name="Table24.C" style:family="table-column">
      <style:table-column-properties style:column-width="1.9063in" style:rel-column-width="21079*"/>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3" style:family="table">
      <style:table-properties style:width="5.9271in" fo:margin-left="1.0042in" fo:margin-right="-0.0063in" table:align="margins"/>
    </style:style>
    <style:style style:name="Table23.A" style:family="table-column">
      <style:table-column-properties style:column-width="2.0729in" style:rel-column-width="22919*"/>
    </style:style>
    <style:style style:name="Table23.B" style:family="table-column">
      <style:table-column-properties style:column-width="1.9479in" style:rel-column-width="21537*"/>
    </style:style>
    <style:style style:name="Table23.C" style:family="table-column">
      <style:table-column-properties style:column-width="1.9063in" style:rel-column-width="21079*"/>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5" style:family="table">
      <style:table-properties style:width="5.9271in" fo:margin-left="1.0042in" fo:margin-right="-0.0063in" table:align="margins"/>
    </style:style>
    <style:style style:name="Table25.A" style:family="table-column">
      <style:table-column-properties style:column-width="2.0729in" style:rel-column-width="22919*"/>
    </style:style>
    <style:style style:name="Table25.B" style:family="table-column">
      <style:table-column-properties style:column-width="1.9479in" style:rel-column-width="21537*"/>
    </style:style>
    <style:style style:name="Table25.C" style:family="table-column">
      <style:table-column-properties style:column-width="1.9063in" style:rel-column-width="21079*"/>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9271in" fo:margin-left="1.0042in" fo:margin-right="-0.0063in" table:align="margins"/>
    </style:style>
    <style:style style:name="Table26.A" style:family="table-column">
      <style:table-column-properties style:column-width="2.0729in" style:rel-column-width="22919*"/>
    </style:style>
    <style:style style:name="Table26.B" style:family="table-column">
      <style:table-column-properties style:column-width="1.9479in" style:rel-column-width="21537*"/>
    </style:style>
    <style:style style:name="Table26.C" style:family="table-column">
      <style:table-column-properties style:column-width="1.9063in" style:rel-column-width="21079*"/>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9271in" fo:margin-left="1.0042in" fo:margin-right="-0.0063in" table:align="margins"/>
    </style:style>
    <style:style style:name="Table27.A" style:family="table-column">
      <style:table-column-properties style:column-width="2.0729in" style:rel-column-width="22919*"/>
    </style:style>
    <style:style style:name="Table27.B" style:family="table-column">
      <style:table-column-properties style:column-width="1.9479in" style:rel-column-width="21537*"/>
    </style:style>
    <style:style style:name="Table27.C" style:family="table-column">
      <style:table-column-properties style:column-width="1.9063in" style:rel-column-width="21079*"/>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9271in" fo:margin-left="1.0042in" fo:margin-right="-0.0063in" table:align="margins"/>
    </style:style>
    <style:style style:name="Table28.A" style:family="table-column">
      <style:table-column-properties style:column-width="2.0729in" style:rel-column-width="22919*"/>
    </style:style>
    <style:style style:name="Table28.B" style:family="table-column">
      <style:table-column-properties style:column-width="1.9479in" style:rel-column-width="21537*"/>
    </style:style>
    <style:style style:name="Table28.C" style:family="table-column">
      <style:table-column-properties style:column-width="1.9063in" style:rel-column-width="21079*"/>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9271in" fo:margin-left="1.0042in" fo:margin-right="-0.0063in" table:align="margins"/>
    </style:style>
    <style:style style:name="Table29.A" style:family="table-column">
      <style:table-column-properties style:column-width="2.0729in" style:rel-column-width="22919*"/>
    </style:style>
    <style:style style:name="Table29.B" style:family="table-column">
      <style:table-column-properties style:column-width="1.9479in" style:rel-column-width="21537*"/>
    </style:style>
    <style:style style:name="Table29.C" style:family="table-column">
      <style:table-column-properties style:column-width="1.9063in" style:rel-column-width="21079*"/>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9271in" fo:margin-left="1.0042in" fo:margin-right="-0.0063in" table:align="margins"/>
    </style:style>
    <style:style style:name="Table30.A" style:family="table-column">
      <style:table-column-properties style:column-width="2.0729in" style:rel-column-width="22919*"/>
    </style:style>
    <style:style style:name="Table30.B" style:family="table-column">
      <style:table-column-properties style:column-width="1.9479in" style:rel-column-width="21537*"/>
    </style:style>
    <style:style style:name="Table30.C" style:family="table-column">
      <style:table-column-properties style:column-width="1.9063in" style:rel-column-width="21079*"/>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9271in" fo:margin-left="1.0042in" fo:margin-right="-0.0063in" table:align="margins"/>
    </style:style>
    <style:style style:name="Table31.A" style:family="table-column">
      <style:table-column-properties style:column-width="2.0729in" style:rel-column-width="22919*"/>
    </style:style>
    <style:style style:name="Table31.B" style:family="table-column">
      <style:table-column-properties style:column-width="1.9479in" style:rel-column-width="21537*"/>
    </style:style>
    <style:style style:name="Table31.C" style:family="table-column">
      <style:table-column-properties style:column-width="1.9063in" style:rel-column-width="21079*"/>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2" style:family="table">
      <style:table-properties style:width="5.9271in" fo:margin-left="1.0042in" fo:margin-right="-0.0063in" table:align="margins"/>
    </style:style>
    <style:style style:name="Table32.A" style:family="table-column">
      <style:table-column-properties style:column-width="2.0729in" style:rel-column-width="22919*"/>
    </style:style>
    <style:style style:name="Table32.B" style:family="table-column">
      <style:table-column-properties style:column-width="1.9479in" style:rel-column-width="21537*"/>
    </style:style>
    <style:style style:name="Table32.C" style:family="table-column">
      <style:table-column-properties style:column-width="1.9063in" style:rel-column-width="2107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5.9271in" fo:margin-left="1.0042in" fo:margin-right="-0.0063in" table:align="margins" style:may-break-between-rows="false"/>
    </style:style>
    <style:style style:name="Table33.A" style:family="table-column">
      <style:table-column-properties style:column-width="2.0729in" style:rel-column-width="22919*"/>
    </style:style>
    <style:style style:name="Table33.B" style:family="table-column">
      <style:table-column-properties style:column-width="1.9479in" style:rel-column-width="21537*"/>
    </style:style>
    <style:style style:name="Table33.C" style:family="table-column">
      <style:table-column-properties style:column-width="1.9063in" style:rel-column-width="21079*"/>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4" style:family="table">
      <style:table-properties style:width="5.9271in" fo:margin-left="1.0042in" fo:margin-right="-0.0063in" table:align="margins" style:may-break-between-rows="false"/>
    </style:style>
    <style:style style:name="Table34.A" style:family="table-column">
      <style:table-column-properties style:column-width="2.0729in" style:rel-column-width="22919*"/>
    </style:style>
    <style:style style:name="Table34.B" style:family="table-column">
      <style:table-column-properties style:column-width="1.9479in" style:rel-column-width="21537*"/>
    </style:style>
    <style:style style:name="Table34.C" style:family="table-column">
      <style:table-column-properties style:column-width="1.9063in" style:rel-column-width="21079*"/>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Heading_20_2">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Heading_20_3">
      <style:paragraph-properties fo:margin-left="0in" fo:margin-right="0in" fo:text-indent="0in" style:auto-text-indent="false"/>
    </style:style>
    <style:style style:name="P7" style:family="paragraph" style:parent-style-name="Footer">
      <style:paragraph-properties fo:text-align="start" style:justify-single-word="false"/>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lphabetical-index-mark-start text:id="IMark46912815768072"/>Cronjobs<text:alphabetical-index-mark-end text:id="IMark46912815768072"/></text:h>
      <text:p text:style-name="Text_20_body">A number of cronjobs are considered critical to having a well running Enstore system. <text:s/>These critical cronjobs are delfile.py and enstore system. <text:s/>Most Enstore cronjobs need to run on the same machine as one of the Enstore servers. <text:s/>For example, the pnfs_monitor cronjob needs to run on the PNFS server node.</text:p>
      <text:p text:style-name="Text_20_body"/>
      <text:p text:style-name="Text_20_body">The name of the subsection refers to the crontab file name in the crontabs directory.</text:p>
      <text:h text:style-name="Heading_20_2" text:outline-level="2"><text:alphabetical-index-mark text:string-value="accounting_db crontab"/>accounting_db</text:h>
      <text:p text:style-name="Text_20_body">These cronjobs run on the same machine as the PostgreSQL accounting DB.</text:p>
      <text:h text:style-name="Heading_20_3" text:outline-level="3"><text:alphabetical-index-mark text:string-value="db_vacuum.py cronjob"/>db_vacuum.py</text:h>
      <text:p text:style-name="Text_20_body">Vacuums the accounting DB to shrink the size on disk.</text:p>
      <table:table table:name="db_vacuum" table:style-name="db_5f_vacuum">
        <table:table-column table:style-name="db_5f_vacuum.A"/>
        <table:table-column table:style-name="db_5f_vacuum.B"/>
        <table:table-column table:style-name="db_5f_vacuum.C"/>
        <table:table-row>
          <table:table-cell table:style-name="db_5f_vacuum.A1" office:value-type="string">
            <text:p text:style-name="Table_20_Contents">Runs on Host</text:p>
          </table:table-cell>
          <table:table-cell table:style-name="db_5f_vacuum.A1" office:value-type="string">
            <text:p text:style-name="Table_20_Contents">As User</text:p>
          </table:table-cell>
          <table:table-cell table:style-name="db_5f_vacuum.C1" office:value-type="string">
            <text:p text:style-name="Table_20_Contents">Runs at</text:p>
          </table:table-cell>
        </table:table-row>
        <table:table-row>
          <table:table-cell table:style-name="db_5f_vacuum.A2" office:value-type="string">
            <text:p text:style-name="Table_20_Contents">Postgres DB</text:p>
          </table:table-cell>
          <table:table-cell table:style-name="db_5f_vacuum.A2" office:value-type="string">
            <text:p text:style-name="Table_20_Contents">enstore</text:p>
          </table:table-cell>
          <table:table-cell table:style-name="db_5f_vacuum.C2" office:value-type="string">
            <text:p text:style-name="Table_20_Contents">4:30am every day</text:p>
          </table:table-cell>
        </table:table-row>
      </table:table>
      <text:h text:style-name="Heading_20_2" text:outline-level="2"><text:alphabetical-index-mark text:string-value="backup crontab"/>backup</text:h>
      <text:p text:style-name="Text_20_body">These cronjobs run on the same machine as the PostgreSQL accounting and drive_stat databases, respectively. <text:s/>This grouping assumes they are running on the same machine.</text:p>
      <text:h text:style-name="Heading_20_3" text:outline-level="3"><text:alphabetical-index-mark text:string-value="db_backup.py accounting cronjob"/>db_backup.py accounting</text:h>
      <text:p text:style-name="Text_20_body">Backups the accounting database to the backup node defined in the configuratio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Runs on Host</text:p>
          </table:table-cell>
          <table:table-cell table:style-name="Table1.A1" office:value-type="string">
            <text:p text:style-name="Table_20_Contents">As User</text:p>
          </table:table-cell>
          <table:table-cell table:style-name="Table1.C1" office:value-type="string">
            <text:p text:style-name="Table_20_Contents">Runs at</text:p>
          </table:table-cell>
        </table:table-row>
        <table:table-row>
          <table:table-cell table:style-name="Table1.A2" office:value-type="string">
            <text:p text:style-name="Table_20_Contents">Where the backups go.</text:p>
          </table:table-cell>
          <table:table-cell table:style-name="Table1.A2" office:value-type="string">
            <text:p text:style-name="Table_20_Contents">enstore</text:p>
          </table:table-cell>
          <table:table-cell table:style-name="Table1.C2" office:value-type="string">
            <text:p text:style-name="Table_20_Contents">1:10am every day</text:p>
          </table:table-cell>
        </table:table-row>
      </table:table>
      <text:h text:style-name="Heading_20_3" text:outline-level="3"><text:alphabetical-index-mark text:string-value="db_backup.py drive_stat cronjob"/>db_backup.py drive_stat</text:h>
      <text:p text:style-name="Text_20_body">Backups the drive_stat database to the backup node defined in the configuratio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Runs on Host</text:p>
          </table:table-cell>
          <table:table-cell table:style-name="Table2.A1" office:value-type="string">
            <text:p text:style-name="Table_20_Contents">As User</text:p>
          </table:table-cell>
          <table:table-cell table:style-name="Table2.C1" office:value-type="string">
            <text:p text:style-name="Table_20_Contents">Runs at</text:p>
          </table:table-cell>
        </table:table-row>
        <table:table-row>
          <table:table-cell table:style-name="Table2.A2" office:value-type="string">
            <text:p text:style-name="Table_20_Contents">Where the backups go.</text:p>
          </table:table-cell>
          <table:table-cell table:style-name="Table2.A2" office:value-type="string">
            <text:p text:style-name="Table_20_Contents">enstore</text:p>
          </table:table-cell>
          <table:table-cell table:style-name="Table2.C2" office:value-type="string">
            <text:p text:style-name="Table_20_Contents">1:05am every day</text:p>
          </table:table-cell>
        </table:table-row>
      </table:table>
      <text:h text:style-name="Heading_20_2" text:outline-level="2"><text:soft-page-break/><text:alphabetical-index-mark text:string-value="backup2Tape crontab"/>backup2Tape</text:h>
      <text:p text:style-name="Text_20_body">These cronjobs run on the designated “backup” node in the configuration.</text:p>
      <text:h text:style-name="Heading_20_3" text:outline-level="3"><text:alphabetical-index-mark text:string-value="backup2Tape cronjob"/>backup2Tape</text:h>
      <text:p text:style-name="Text_20_body">Backups the Enstore and PNFS databases to tap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Runs on Host</text:p>
          </table:table-cell>
          <table:table-cell table:style-name="Table3.A1" office:value-type="string">
            <text:p text:style-name="Table_20_Contents">As User</text:p>
          </table:table-cell>
          <table:table-cell table:style-name="Table3.C1" office:value-type="string">
            <text:p text:style-name="Table_20_Contents">Runs at</text:p>
          </table:table-cell>
        </table:table-row>
        <table:table-row>
          <table:table-cell table:style-name="Table3.A2" office:value-type="string">
            <text:p text:style-name="Table_20_Contents">Where the backups go.</text:p>
          </table:table-cell>
          <table:table-cell table:style-name="Table3.A2" office:value-type="string">
            <text:p text:style-name="Table_20_Contents">enstore</text:p>
          </table:table-cell>
          <table:table-cell table:style-name="Table3.C2" office:value-type="string">
            <text:p text:style-name="Table_20_Contents">7:30am every day</text:p>
          </table:table-cell>
        </table:table-row>
      </table:table>
      <text:h text:style-name="Heading_20_3" text:outline-level="3">backupSystem2Tape</text:h>
      <text:p text:style-name="Text_20_body">Obsolete.</text:p>
      <text:h text:style-name="Heading_20_2" text:outline-level="2"><text:alphabetical-index-mark text:string-value="checkdb crontab"/>checkdb</text:h>
      <text:h text:style-name="Heading_20_3" text:outline-level="3"><text:alphabetical-index-mark text:string-value="check_db.py cronjob"/>check_db.py</text:h>
      <text:p text:style-name="Text_20_body">Loads the most recent Enstore (file &amp; volume) database into an offline database server and verifies that all entries are correct. <text:s/>As a side effect, the inventory summary COMPLETE_FILE_LISTING web page is also generated.</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Runs on Host</text:p>
          </table:table-cell>
          <table:table-cell table:style-name="Table4.A1" office:value-type="string">
            <text:p text:style-name="Table_20_Contents">As User</text:p>
          </table:table-cell>
          <table:table-cell table:style-name="Table4.C1" office:value-type="string">
            <text:p text:style-name="Table_20_Contents">Runs at</text:p>
          </table:table-cell>
        </table:table-row>
        <table:table-row>
          <table:table-cell table:style-name="Table4.A2" office:value-type="string">
            <text:p text:style-name="Table_20_Contents">Where the backups go.</text:p>
          </table:table-cell>
          <table:table-cell table:style-name="Table4.A2" office:value-type="string">
            <text:p text:style-name="Table_20_Contents">enstore</text:p>
          </table:table-cell>
          <table:table-cell table:style-name="Table4.C2" office:value-type="string">
            <text:p text:style-name="Table_20_Contents">Every 2 hours on the 35<text:span text:style-name="T1">th</text:span> <text:s/>minute.</text:p>
          </table:table-cell>
        </table:table-row>
      </table:table>
      <text:h text:style-name="Heading_20_2" text:outline-level="2"><text:alphabetical-index-mark text:string-value="checkPNFS crontab"/>checkPNFS</text:h>
      <text:p text:style-name="Text_20_body">These cronjob(s) run on the verify node as defined in the Enstore configuration.</text:p>
      <text:h text:style-name="Heading_20_3" text:outline-level="3"><text:alphabetical-index-mark text:string-value="checkPNFS cronjob"/>checkPNFS</text:h>
      <text:p text:style-name="Text_20_body">Verify that the PNFS server is still running.</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Runs on Host</text:p>
          </table:table-cell>
          <table:table-cell table:style-name="Table5.A1" office:value-type="string">
            <text:p text:style-name="Table_20_Contents">As User</text:p>
          </table:table-cell>
          <table:table-cell table:style-name="Table5.C1" office:value-type="string">
            <text:p text:style-name="Table_20_Contents">Runs at</text:p>
          </table:table-cell>
        </table:table-row>
        <table:table-row>
          <table:table-cell table:style-name="Table5.A2" office:value-type="string">
            <text:p text:style-name="Table_20_Contents">Where integrity checks are run.</text:p>
          </table:table-cell>
          <table:table-cell table:style-name="Table5.A2" office:value-type="string">
            <text:p text:style-name="Table_20_Contents">root</text:p>
          </table:table-cell>
          <table:table-cell table:style-name="Table5.C2" office:value-type="string">
            <text:p text:style-name="Table_20_Contents">Every 10 minutes on the threes.</text:p>
          </table:table-cell>
        </table:table-row>
      </table:table>
      <text:h text:style-name="Heading_20_2" text:outline-level="2"><text:soft-page-break/><text:alphabetical-index-mark text:string-value="chkcrons crontab"/>chkcrons</text:h>
      <text:p text:style-name="Text_20_body">These cronjob(s) run on the web server node.</text:p>
      <text:h text:style-name="Heading_20_3" text:outline-level="3"><text:alphabetical-index-mark text:string-value="chkcrons.py cronjob"/><text:alphabetical-index-mark text:string-value="chkcrons.py cronjob"/>chkcrons.py</text:h>
      <text:p text:style-name="Text_20_body">Makes the plots of the exits statuses of the other cronjob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Runs on Host</text:p>
          </table:table-cell>
          <table:table-cell table:style-name="Table7.A1" office:value-type="string">
            <text:p text:style-name="Table_20_Contents">As User</text:p>
          </table:table-cell>
          <table:table-cell table:style-name="Table7.C1" office:value-type="string">
            <text:p text:style-name="Table_20_Contents">Runs at</text:p>
          </table:table-cell>
        </table:table-row>
        <table:table-row>
          <table:table-cell table:style-name="Table7.A2" office:value-type="string">
            <text:p text:style-name="Table_20_Contents">Where the web server runs.</text:p>
          </table:table-cell>
          <table:table-cell table:style-name="Table7.A2" office:value-type="string">
            <text:p text:style-name="Table_20_Contents">root</text:p>
          </table:table-cell>
          <table:table-cell table:style-name="Table7.C2" office:value-type="string">
            <text:p text:style-name="Table_20_Contents">Every 10 minutes on the threes.</text:p>
          </table:table-cell>
        </table:table-row>
      </table:table>
      <text:h text:style-name="Heading_20_2" text:outline-level="2"><text:alphabetical-index-mark text:string-value="copy_ran_file crontab"/>copy_ran_file</text:h>
      <text:p text:style-name="Text_20_body">These cronjob(s) run on the verify node as defined in the Enstore configuration.</text:p>
      <text:h text:style-name="Heading_20_3" text:outline-level="3"><text:alphabetical-index-mark text:string-value="copy_ran_file cronjob"/>copy_ran_file</text:h>
      <text:p text:style-name="Text_20_body">Select a random file(s) on a random tape and try to read them back. <text:s/>An exit status of nine (9) on the Cronjob Status plots page indicates that the PNFS mount point(s) are not mounted. <text:s/>An exit status of one (1), two (2) or three (3) means that number of encps failed to run.</text:p>
      <text:p text:style-name="Text_20_body"/>
      <text:p text:style-name="Text_20_body">copy_ran_file uses choose_ran file to perform the underlying actions.</text:p>
      <text:p text:style-name="Text_20_body">There are a number of switches that can be passed to copy_ran_file or choose_ran_file:</text:p>
      <text:list text:style-name="L1">
        <text:list-item>
          <text:p text:style-name="P8">-x: <text:s/>Enables shell verbose output. <text:s/>Useful for debugging.</text:p>
        </text:list-item>
        <text:list-item>
          <text:p text:style-name="P8">-V: <text:s/>Passes “--verbose 10” to any executed encp processes.</text:p>
        </text:list-item>
        <text:list-item>
          <text:p text:style-name="P8">-C: <text:s/><text:span text:style-name="T3">choose_ran_file only:</text:span><text:span text:style-name="T4"> <text:s/>Specifies that the files should not just be randomly chosen, but they should be copied too. <text:s/>copy_ran_file enables this switch when calling choose_ran_file.</text:span></text:p>
        </text:list-item>
        <text:list-item>
          <text:p text:style-name="P8">-F: <text:s/>Normally if the library (virtual library manager library; not physical robot library) is busy, then copy_ran_file will skip the transfer, since drives are not available. <text:s/>With this switch it will run encp anyway. <text:s/>A library is considered busy there is not at lease one idle drive. <text:s/>It is recommended to add admin priority for requests on this node. <text:s/>The exit status returned when -F is not used and the library is busy is zero.</text:p>
        </text:list-item>
        <text:list-item>
          <text:p text:style-name="P8">&lt;count&gt;: <text:s/>Number of tapes to check. <text:s/>Default is 1 if not specified. <text:s/>This value must be specified in order to specify the remaining arguments.</text:p>
        </text:list-item>
        <text:list-item>
          <text:p text:style-name="P8">&lt;which_file&gt;: <text:s/>Specifies any extra files to check on each tape beyond the specified &lt;count&gt; value. <text:s/>Possible values are:</text:p>
          <text:list>
            <text:list-item>
              <text:p text:style-name="P8"><text:soft-page-break/>onlyran: <text:s/>This is the default. <text:s/>Only choses or copies the randomly chosen file.</text:p>
            </text:list-item>
            <text:list-item>
              <text:p text:style-name="P8">onlyfirst: <text:s/>Ignore the chosen file and only use the first file on the chosen tape.</text:p>
            </text:list-item>
            <text:list-item>
              <text:p text:style-name="P8">onlylast <text:s/>:Ignore the chosen file and only use the last file on the chosen tape.</text:p>
            </text:list-item>
            <text:list-item>
              <text:p text:style-name="P8">alsofirst: <text:s/>In addition to the chosen file; the first file on the tape is also used.</text:p>
            </text:list-item>
            <text:list-item>
              <text:p text:style-name="P8">alsolast: <text:s/>In addition to the chosen file; the last file on the tape is also used.</text:p>
            </text:list-item>
            <text:list-item>
              <text:p text:style-name="P8">alsofirstlast: <text:s/>In addition to the chosen file; the first and last file on the tape is also used.</text:p>
            </text:list-item>
          </text:list>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Table_20_Contents">Runs on Host</text:p>
          </table:table-cell>
          <table:table-cell table:style-name="Table6.A1" office:value-type="string">
            <text:p text:style-name="Table_20_Contents">As User</text:p>
          </table:table-cell>
          <table:table-cell table:style-name="Table6.C1" office:value-type="string">
            <text:p text:style-name="Table_20_Contents">Runs at</text:p>
          </table:table-cell>
        </table:table-row>
        <table:table-row>
          <table:table-cell table:style-name="Table6.A2" office:value-type="string">
            <text:p text:style-name="Table_20_Contents">Where integrity checks are run.</text:p>
          </table:table-cell>
          <table:table-cell table:style-name="Table6.A2" office:value-type="string">
            <text:p text:style-name="Table_20_Contents">root</text:p>
          </table:table-cell>
          <table:table-cell table:style-name="Table6.C2" office:value-type="string">
            <text:p text:style-name="Table_20_Contents">Every hour on the 27<text:span text:style-name="T1">th</text:span> minute.</text:p>
          </table:table-cell>
        </table:table-row>
      </table:table>
      <text:h text:style-name="Heading_20_2" text:outline-level="2"><text:alphabetical-index-mark text:string-value="delfile crontab"/>delfile</text:h>
      <text:p text:style-name="Text_20_body">This cronjob runs on the same node that the pnfs server runs on.</text:p>
      <text:h text:style-name="Heading_20_3" text:outline-level="3"><text:alphabetical-index-mark text:string-value="delfile.py cronjob"/>delfile.py</text:h>
      <text:p text:style-name="Text_20_body">This cronjob updates the deleted status of a file in the Enstore file database. <text:s/>It works by looking through the files in the trash directory of pnfs for BFIDs, marking them deleted in the Enstore file database then deleting the trash file from the trash directory.</text:p>
      <text:p text:style-name="Text_20_body"/>
      <text:p text:style-name="Text_20_body">This cronjob should be run every five minutes. <text:s/>There will be a synchronization discrepancy between PNFS and Enstore until this cronjob runs after a file is deleted from PNF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Runs on Host</text:p>
          </table:table-cell>
          <table:table-cell table:style-name="Table8.A1" office:value-type="string">
            <text:p text:style-name="Table_20_Contents">As User</text:p>
          </table:table-cell>
          <table:table-cell table:style-name="Table8.C1" office:value-type="string">
            <text:p text:style-name="Table_20_Contents">Runs at</text:p>
          </table:table-cell>
        </table:table-row>
        <table:table-row>
          <table:table-cell table:style-name="Table8.A2" office:value-type="string">
            <text:p text:style-name="Table_20_Contents">Where PNFS runs.</text:p>
          </table:table-cell>
          <table:table-cell table:style-name="Table8.A2" office:value-type="string">
            <text:p text:style-name="Table_20_Contents">root</text:p>
          </table:table-cell>
          <table:table-cell table:style-name="Table8.C2" office:value-type="string">
            <text:p text:style-name="Table_20_Contents">Every 5 minutes staring at the top of the hour.</text:p>
          </table:table-cell>
        </table:table-row>
      </table:table>
      <text:h text:style-name="Heading_20_2" text:outline-level="2"><text:alphabetical-index-mark text:string-value="drives_info crontab"/>drives_info</text:h>
      <text:p text:style-name="Text_20_body">These cronjob(s) run on the web server node.</text:p>
      <text:h text:style-name="Heading_20_3" text:outline-level="3"><text:alphabetical-index-mark text:string-value="drives_info cronjob"/>drives_info</text:h>
      <text:p text:style-name="Text_20_body">Makes a web page reporting the serial numbers of the current set of tape drives in use.</text:p>
      <text:p text:style-name="Text_20_body"/>
      <text:h text:style-name="Heading_20_2" text:outline-level="2"><text:soft-page-break/><text:alphabetical-index-mark text:string-value="drivestat_db crontab"/>drivestat_db</text:h>
      <text:p text:style-name="Text_20_body">These cronjobs run on the same machine as the PostgreSQL drivestat DB.</text:p>
      <text:h text:style-name="Heading_20_3" text:outline-level="3"><text:alphabetical-index-mark text:string-value="db_vacuum.py drivestat cronjob"/>db_vacuum.py drivestat</text:h>
      <text:p text:style-name="Text_20_body">Vacuums the drivestat DB to shrink the size on disk.</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Runs on Host</text:p>
          </table:table-cell>
          <table:table-cell table:style-name="Table9.A1" office:value-type="string">
            <text:p text:style-name="Table_20_Contents">As User</text:p>
          </table:table-cell>
          <table:table-cell table:style-name="Table9.C1" office:value-type="string">
            <text:p text:style-name="Table_20_Contents">Runs at</text:p>
          </table:table-cell>
        </table:table-row>
        <table:table-row>
          <table:table-cell table:style-name="Table9.A2" office:value-type="string">
            <text:p text:style-name="Table_20_Contents">Postgres DB</text:p>
          </table:table-cell>
          <table:table-cell table:style-name="Table9.A2" office:value-type="string">
            <text:p text:style-name="Table_20_Contents">enstore</text:p>
          </table:table-cell>
          <table:table-cell table:style-name="Table9.C2" office:value-type="string">
            <text:p text:style-name="Table_20_Contents">12:30am every day</text:p>
          </table:table-cell>
        </table:table-row>
      </table:table>
      <text:h text:style-name="Heading_20_2" text:outline-level="2"><text:alphabetical-index-mark text:string-value="enstore_db crontab"/>enstore_db</text:h>
      <text:p text:style-name="Text_20_body">These cronjobs run on the same machine as the PostgreSQL enstore DB.</text:p>
      <text:h text:style-name="Heading_20_3" text:outline-level="3"><text:alphabetical-index-mark text:string-value="db_vacuum.py enstoredb cronjob"/>db_vacuum.py enstoredb</text:h>
      <text:p text:style-name="Text_20_body">Vacuums the enstore DB to shrink the size on disk.</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Runs on Host</text:p>
          </table:table-cell>
          <table:table-cell table:style-name="Table10.A1" office:value-type="string">
            <text:p text:style-name="Table_20_Contents">As User</text:p>
          </table:table-cell>
          <table:table-cell table:style-name="Table10.C1" office:value-type="string">
            <text:p text:style-name="Table_20_Contents">Runs at</text:p>
          </table:table-cell>
        </table:table-row>
        <table:table-row>
          <table:table-cell table:style-name="Table10.A2" office:value-type="string">
            <text:p text:style-name="Table_20_Contents">Postgres DB</text:p>
          </table:table-cell>
          <table:table-cell table:style-name="Table10.A2" office:value-type="string">
            <text:p text:style-name="Table_20_Contents">enstore</text:p>
          </table:table-cell>
          <table:table-cell table:style-name="Table10.C2" office:value-type="string">
            <text:p text:style-name="Table_20_Contents">2:30am every day</text:p>
          </table:table-cell>
        </table:table-row>
      </table:table>
      <text:h text:style-name="Heading_20_3" text:outline-level="3"><text:alphabetical-index-mark text:string-value="enstore backup cronjob"/>enstore backup</text:h>
      <text:p text:style-name="Text_20_body">Backups the Enstore database to the backup node as defined in the configuratio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Runs on Host</text:p>
          </table:table-cell>
          <table:table-cell table:style-name="Table11.A1" office:value-type="string">
            <text:p text:style-name="Table_20_Contents">As User</text:p>
          </table:table-cell>
          <table:table-cell table:style-name="Table11.C1" office:value-type="string">
            <text:p text:style-name="Table_20_Contents">Runs at</text:p>
          </table:table-cell>
        </table:table-row>
        <table:table-row>
          <table:table-cell table:style-name="Table11.A2" office:value-type="string">
            <text:p text:style-name="Table_20_Contents">Postgres DB</text:p>
          </table:table-cell>
          <table:table-cell table:style-name="Table11.A2" office:value-type="string">
            <text:p text:style-name="Table_20_Contents">enstore</text:p>
          </table:table-cell>
          <table:table-cell table:style-name="Table11.C2" office:value-type="string">
            <text:p text:style-name="Table_20_Contents">Every 10 minutes staring at the top of the hour.</text:p>
          </table:table-cell>
        </table:table-row>
      </table:table>
      <text:h text:style-name="Heading_20_2" text:outline-level="2"><text:alphabetical-index-mark text:string-value="enstore_html crontab"/>enstore_html</text:h>
      <text:p text:style-name="Text_20_body">These cronjob(s) run on the web server node.</text:p>
      <text:h text:style-name="Heading_20_3" text:outline-level="3"><text:soft-page-break/><text:alphabetical-index-mark text:string-value="enstore_system_html.py cronjob"/>enstore_system_html.py</text:h>
      <text:h text:style-name="Heading_20_3" text:outline-level="3"><text:alphabetical-index-mark text:string-value="make_quota_plot_page cronjob"/>make_quota_plot_page</text:h>
      <text:h text:style-name="Heading_20_3" text:outline-level="3"><text:alphabetical-index-mark text:string-value="make_cron_plot_page cronjob"/>make_cron_plot_page</text:h>
      <text:h text:style-name="Heading_20_3" text:outline-level="3"><text:alphabetical-index-mark text:string-value="make_ingest_rates_html_page.p cronjoby"/>make_ingest_rates_html_page.py</text:h>
      <text:h text:style-name="Heading_20_3" text:outline-level="3"><text:alphabetical-index-mark text:string-value="enstore system cronjob"/>enstore system</text:h>
      <text:h text:style-name="Heading_20_3" text:outline-level="3"><text:alphabetical-index-mark text:string-value="enstore network cronjob"/>enstore network</text:h>
      <text:h text:style-name="Heading_20_3" text:outline-level="3"><text:alphabetical-index-mark text:string-value="get_total_bytes_counter.py cronjob"/>get_total_bytes_counter.py</text:h>
      <text:h text:style-name="Heading_20_2" text:outline-level="2"><text:alphabetical-index-mark text:string-value="enstore_plots crontab"/>enstore_plots</text:h>
      <text:h text:style-name="Heading_20_3" text:outline-level="3"><text:alphabetical-index-mark text:string-value="plotter.py --encp cronjob"/>plotter.py --encp </text:h>
      <text:h text:style-name="Heading_20_3" text:outline-level="3"><text:alphabetical-index-mark text:string-value="plotter.py --mount cronjob"/>plotter.py --mount</text:h>
      <text:h text:style-name="Heading_20_3" text:outline-level="3"><text:alphabetical-index-mark text:string-value="plotter_main.py --mount cronjob"/>plotter_main.py [-m | --mount]</text:h>
      <text:p text:style-name="Text_20_body">This cronjob script makes the plots showing the number of mounts for each media type per day.</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Runs on Host</text:p>
          </table:table-cell>
          <table:table-cell table:style-name="Table12.A1" office:value-type="string">
            <text:p text:style-name="Table_20_Contents">As User</text:p>
          </table:table-cell>
          <table:table-cell table:style-name="Table12.C1" office:value-type="string">
            <text:p text:style-name="Table_20_Contents">Runs at</text:p>
          </table:table-cell>
        </table:table-row>
        <table:table-row>
          <table:table-cell table:style-name="Table12.A2" office:value-type="string">
            <text:p text:style-name="Table_20_Contents">Where the web server runs.</text:p>
          </table:table-cell>
          <table:table-cell table:style-name="Table12.A2" office:value-type="string">
            <text:p text:style-name="Table_20_Contents">enstore</text:p>
          </table:table-cell>
          <table:table-cell table:style-name="Table12.C2" office:value-type="string">
            <text:p text:style-name="Table_20_Contents">Every day at 1:30am, 6:30am and 3:30pm.</text:p>
          </table:table-cell>
        </table:table-row>
      </table:table>
      <text:h text:style-name="Heading_20_3" text:outline-level="3"><text:alphabetical-index-mark text:string-value="plotter_main.py --rate cronjob"/>plotter_main.py [-r | --rate]</text:h>
      <text:p text:style-name="Text_20_body">This cronjob script plots the instantaneous network rates of all reads and write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Runs on Host</text:p>
          </table:table-cell>
          <table:table-cell table:style-name="Table13.A1" office:value-type="string">
            <text:p text:style-name="Table_20_Contents">As User</text:p>
          </table:table-cell>
          <table:table-cell table:style-name="Table13.C1" office:value-type="string">
            <text:p text:style-name="Table_20_Contents">Runs at</text:p>
          </table:table-cell>
        </table:table-row>
        <text:soft-page-break/>
        <table:table-row>
          <table:table-cell table:style-name="Table13.A2" office:value-type="string">
            <text:p text:style-name="Table_20_Contents">Where the web server runs.</text:p>
          </table:table-cell>
          <table:table-cell table:style-name="Table13.A2" office:value-type="string">
            <text:p text:style-name="Table_20_Contents">enstore</text:p>
          </table:table-cell>
          <table:table-cell table:style-name="Table13.C2" office:value-type="string">
            <text:p text:style-name="Table_20_Contents">Every hour on the 3<text:span text:style-name="T1">rd</text:span> and 33<text:span text:style-name="T1">rd</text:span> minute.</text:p>
          </table:table-cell>
        </table:table-row>
      </table:table>
      <text:h text:style-name="Heading_20_3" text:outline-level="3"><text:alphabetical-index-mark text:string-value="plotter_main.py --utilization cronjob"/>plotter_main.py [-u | --utilization]</text:h>
      <text:p text:style-name="Text_20_body">This cronjob script makes the plots of the number of busy drives per media type.</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Runs on Host</text:p>
          </table:table-cell>
          <table:table-cell table:style-name="Table14.A1" office:value-type="string">
            <text:p text:style-name="Table_20_Contents">As User</text:p>
          </table:table-cell>
          <table:table-cell table:style-name="Table14.C1" office:value-type="string">
            <text:p text:style-name="Table_20_Contents">Runs at</text:p>
          </table:table-cell>
        </table:table-row>
        <table:table-row>
          <table:table-cell table:style-name="Table14.A2" office:value-type="string">
            <text:p text:style-name="Table_20_Contents">Where the web server runs.</text:p>
          </table:table-cell>
          <table:table-cell table:style-name="Table14.A2" office:value-type="string">
            <text:p text:style-name="Table_20_Contents">enstore</text:p>
          </table:table-cell>
          <table:table-cell table:style-name="Table14.C2" office:value-type="string">
            <text:p text:style-name="Table_20_Contents">Every hour on the 3<text:span text:style-name="T1">rd</text:span> and 33<text:span text:style-name="T1">rd</text:span> minute.</text:p>
          </table:table-cell>
        </table:table-row>
      </table:table>
      <text:h text:style-name="Heading_20_3" text:outline-level="3"><text:alphabetical-index-mark text:string-value="plotter_main.py --slots cronjob"/>plotter_main.py [-s | --slots]</text:h>
      <text:p text:style-name="Text_20_body">This cronjob script plots the number of free, used and disabled tape slots. <text:s/>For ADIC AML/2 robots this is by tower, for STK Powderhorn Silos it is by silo and for STK Streamline 8500s this is by rail.</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Runs on Host</text:p>
          </table:table-cell>
          <table:table-cell table:style-name="Table15.A1" office:value-type="string">
            <text:p text:style-name="Table_20_Contents">As User</text:p>
          </table:table-cell>
          <table:table-cell table:style-name="Table15.C1" office:value-type="string">
            <text:p text:style-name="Table_20_Contents">Runs at</text:p>
          </table:table-cell>
        </table:table-row>
        <table:table-row>
          <table:table-cell table:style-name="Table15.A2" office:value-type="string">
            <text:p text:style-name="Table_20_Contents">Where the web server runs.</text:p>
          </table:table-cell>
          <table:table-cell table:style-name="Table15.A2" office:value-type="string">
            <text:p text:style-name="Table_20_Contents">enstore</text:p>
          </table:table-cell>
          <table:table-cell table:style-name="Table15.C2" office:value-type="string">
            <text:p text:style-name="Table_20_Contents">Every hour on 10<text:span text:style-name="T1">th</text:span> minute.</text:p>
          </table:table-cell>
        </table:table-row>
      </table:table>
      <text:h text:style-name="Heading_20_3" text:outline-level="3"><text:alphabetical-index-mark text:string-value="make_sg_plot cronjob"/>make_sg_plot</text:h>
      <text:h text:style-name="Heading_20_3" text:outline-level="3"><text:alphabetical-index-mark text:string-value="plotter_main.py --encp_ratet_multi cronjob"/>plotter_main.py [-e | --encp-rate-multi]</text:h>
      <text:p text:style-name="Text_20_body">This cronjob script plots each of the 5 encp rates recorded; once for read and once for writes per storage group.</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Runs on Host</text:p>
          </table:table-cell>
          <table:table-cell table:style-name="Table16.A1" office:value-type="string">
            <text:p text:style-name="Table_20_Contents">As User</text:p>
          </table:table-cell>
          <table:table-cell table:style-name="Table16.C1" office:value-type="string">
            <text:p text:style-name="Table_20_Contents">Runs at</text:p>
          </table:table-cell>
        </table:table-row>
        <table:table-row>
          <table:table-cell table:style-name="Table16.A2" office:value-type="string">
            <text:p text:style-name="Table_20_Contents">Where the web server runs.</text:p>
          </table:table-cell>
          <table:table-cell table:style-name="Table16.A2" office:value-type="string">
            <text:p text:style-name="Table_20_Contents">enstore</text:p>
          </table:table-cell>
          <table:table-cell table:style-name="Table16.C2" office:value-type="string">
            <text:p text:style-name="Table_20_Contents">Every hour on 25<text:span text:style-name="T1">th</text:span> minute.</text:p>
          </table:table-cell>
        </table:table-row>
      </table:table>
      <text:h text:style-name="Heading_20_3" text:outline-level="3"><text:alphabetical-index-mark text:string-value="plotter_main.py --file-family-analysis cronjob"/>plotter_main.py [-f | --file-family-analysis.py]</text:h>
      <text:p text:style-name="Text_20_body">Report on the fill percentage of tapes per storage group.</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Runs on Host</text:p>
          </table:table-cell>
          <table:table-cell table:style-name="Table17.A1" office:value-type="string">
            <text:p text:style-name="Table_20_Contents">As User</text:p>
          </table:table-cell>
          <table:table-cell table:style-name="Table17.C1" office:value-type="string">
            <text:p text:style-name="Table_20_Contents">Runs at</text:p>
          </table:table-cell>
        </table:table-row>
        <table:table-row>
          <table:table-cell table:style-name="Table17.A2" office:value-type="string">
            <text:p text:style-name="Table_20_Contents">Where the web server runs.</text:p>
          </table:table-cell>
          <table:table-cell table:style-name="Table17.A2" office:value-type="string">
            <text:p text:style-name="Table_20_Contents">enstore</text:p>
          </table:table-cell>
          <table:table-cell table:style-name="Table17.C2" office:value-type="string">
            <text:p text:style-name="Table_20_Contents">Every day at 11:50pm.</text:p>
          </table:table-cell>
        </table:table-row>
      </table:table>
      <text:h text:style-name="Heading_20_3" text:outline-level="3"><text:alphabetical-index-mark text:string-value="plotter_main.py --quotas cronjob"/>plotter_main.py [-q | --quotas]</text:h>
      <text:p text:style-name="Text_20_body">Plot the nuber of blank tapes available before running out or reaching the quota.</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Runs on Host</text:p>
          </table:table-cell>
          <table:table-cell table:style-name="Table18.A1" office:value-type="string">
            <text:p text:style-name="Table_20_Contents">As User</text:p>
          </table:table-cell>
          <table:table-cell table:style-name="Table18.C1" office:value-type="string">
            <text:p text:style-name="Table_20_Contents">Runs at</text:p>
          </table:table-cell>
        </table:table-row>
        <text:soft-page-break/>
        <table:table-row>
          <table:table-cell table:style-name="Table18.A2" office:value-type="string">
            <text:p text:style-name="Table_20_Contents">Where the web server runs.</text:p>
          </table:table-cell>
          <table:table-cell table:style-name="Table18.A2" office:value-type="string">
            <text:p text:style-name="Table_20_Contents">enstore</text:p>
          </table:table-cell>
          <table:table-cell table:style-name="Table18.C2" office:value-type="string">
            <text:p text:style-name="Table_20_Contents">Every 5 minutes staring at the top of the hour.</text:p>
          </table:table-cell>
        </table:table-row>
      </table:table>
      <text:h text:style-name="Heading_20_3" text:outline-level="3"><text:alphabetical-index-mark text:string-value="plotter_main.py --pnfs-backup cronjob"/>plotter_main.py [-p | --pnfs-backup]</text:h>
      <text:p text:style-name="Text_20_body">Plots the time required to backup the PNFS databas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Contents">Runs on Host</text:p>
          </table:table-cell>
          <table:table-cell table:style-name="Table19.A1" office:value-type="string">
            <text:p text:style-name="Table_20_Contents">As User</text:p>
          </table:table-cell>
          <table:table-cell table:style-name="Table19.C1" office:value-type="string">
            <text:p text:style-name="Table_20_Contents">Runs at</text:p>
          </table:table-cell>
        </table:table-row>
        <table:table-row>
          <table:table-cell table:style-name="Table19.A2" office:value-type="string">
            <text:p text:style-name="Table_20_Contents">Where the web server runs.</text:p>
          </table:table-cell>
          <table:table-cell table:style-name="Table19.A2" office:value-type="string">
            <text:p text:style-name="Table_20_Contents">enstore</text:p>
          </table:table-cell>
          <table:table-cell table:style-name="Table19.C2" office:value-type="string">
            <text:p text:style-name="Table_20_Contents">Every day at 1:15am and 1:15pm.</text:p>
          </table:table-cell>
        </table:table-row>
      </table:table>
      <text:h text:style-name="Heading_20_3" text:outline-level="3"><text:alphabetical-index-mark text:string-value="plotter.py --total_bytes cronjob"/>plotter.py --total_bytes --pts_nodes=d0ensrv2,stkensrv2,cdfensrv2 –no-plot-html</text:h>
      <text:h text:style-name="Heading_20_3" text:outline-level="3"><text:alphabetical-index-mark text:string-value="plotter_main.py --migration-summary"/>plotter_main.py [-i | --migration-summary]</text:h>
      <text:p text:style-name="Text_20_body">Makes plots showing how many volumes for each media type have been migrated and/or duplicated.</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Runs on Host</text:p>
          </table:table-cell>
          <table:table-cell table:style-name="Table20.A1" office:value-type="string">
            <text:p text:style-name="Table_20_Contents">As User</text:p>
          </table:table-cell>
          <table:table-cell table:style-name="Table20.C1" office:value-type="string">
            <text:p text:style-name="Table_20_Contents">Runs at</text:p>
          </table:table-cell>
        </table:table-row>
        <table:table-row>
          <table:table-cell table:style-name="Table20.A2" office:value-type="string">
            <text:p text:style-name="Table_20_Contents">Where the web server runs.</text:p>
          </table:table-cell>
          <table:table-cell table:style-name="Table20.A2" office:value-type="string">
            <text:p text:style-name="Table_20_Contents">enstore</text:p>
          </table:table-cell>
          <table:table-cell table:style-name="Table20.C2" office:value-type="string">
            <text:p text:style-name="Table_20_Contents">Every hour at the bottom of the hour.</text:p>
          </table:table-cell>
        </table:table-row>
      </table:table>
      <text:h text:style-name="Heading_20_3" text:outline-level="3"><text:alphabetical-index-mark text:string-value="weekly_summary_report.py cronjob"/>weekly_summary_report.py</text:h>
      <text:h text:style-name="Heading_20_3" text:outline-level="3">plotter_main.py [-t | --tapes-burn-rate]</text:h>
      <text:p text:style-name="Text_20_body">Plots the number of gigabytes used in the last 4 months by library and also library and storage_group pairs. <text:s/>Include information about how many blank tapes are remaining, and how many tapes were used in the last week and month.</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Runs on Host</text:p>
          </table:table-cell>
          <table:table-cell table:style-name="Table21.A1" office:value-type="string">
            <text:p text:style-name="Table_20_Contents">As User</text:p>
          </table:table-cell>
          <table:table-cell table:style-name="Table21.C1" office:value-type="string">
            <text:p text:style-name="Table_20_Contents">Runs at</text:p>
          </table:table-cell>
        </table:table-row>
        <table:table-row>
          <table:table-cell table:style-name="Table21.A2" office:value-type="string">
            <text:p text:style-name="Table_20_Contents">Where the web server runs.</text:p>
          </table:table-cell>
          <table:table-cell table:style-name="Table21.A2" office:value-type="string">
            <text:p text:style-name="Table_20_Contents">enstore</text:p>
          </table:table-cell>
          <table:table-cell table:style-name="Table21.C2" office:value-type="string">
            <text:p text:style-name="Table_20_Contents">Every hour at the top of the hour.</text:p>
          </table:table-cell>
        </table:table-row>
      </table:table>
      <text:h text:style-name="Heading_20_2" text:outline-level="2"><text:soft-page-break/><text:alphabetical-index-mark text:string-value="inventory crontab"/>inventory</text:h>
      <text:h text:style-name="Heading_20_3" text:outline-level="3"><text:alphabetical-index-mark text:string-value="inventory.py cronjob"/>inventory.py</text:h>
      <text:p text:style-name="Text_20_body">Makes the web pages listing all volumes and the files on each volume. <text:s/>Make some of the inventory summary pages as well.</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Runs on Host</text:p>
          </table:table-cell>
          <table:table-cell table:style-name="Table22.A1" office:value-type="string">
            <text:p text:style-name="Table_20_Contents">As User</text:p>
          </table:table-cell>
          <table:table-cell table:style-name="Table22.C1" office:value-type="string">
            <text:p text:style-name="Table_20_Contents">Runs at</text:p>
          </table:table-cell>
        </table:table-row>
        <table:table-row>
          <table:table-cell table:style-name="Table22.A2" office:value-type="string">
            <text:p text:style-name="Table_20_Contents">Where the backups go.</text:p>
          </table:table-cell>
          <table:table-cell table:style-name="Table22.A2" office:value-type="string">
            <text:p text:style-name="Table_20_Contents">enstore</text:p>
          </table:table-cell>
          <table:table-cell table:style-name="Table22.C2" office:value-type="string">
            <text:p text:style-name="Table_20_Contents">Every hour on 50<text:span text:style-name="T1">th</text:span> minute.</text:p>
          </table:table-cell>
        </table:table-row>
      </table:table>
      <text:h text:style-name="Heading_20_2" text:outline-level="2"><text:alphabetical-index-mark text:string-value="inventory_web crontab"/>inventory_web</text:h>
      <text:p text:style-name="Text_20_body">These cronjob(s) run on the web server node.</text:p>
      <text:h text:style-name="Heading_20_3" text:outline-level="3"><text:alphabetical-index-mark text:string-value="cleaning_report cronjob"/>cleaning_report</text:h>
      <text:p text:style-name="Text_20_body">The CLEANING inventory page is generated.</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Runs on Host</text:p>
          </table:table-cell>
          <table:table-cell table:style-name="Table24.A1" office:value-type="string">
            <text:p text:style-name="Table_20_Contents">As User</text:p>
          </table:table-cell>
          <table:table-cell table:style-name="Table24.C1" office:value-type="string">
            <text:p text:style-name="Table_20_Contents">Runs at</text:p>
          </table:table-cell>
        </table:table-row>
        <table:table-row>
          <table:table-cell table:style-name="Table24.A2" office:value-type="string">
            <text:p text:style-name="Table_20_Contents">Where the web server runs.</text:p>
          </table:table-cell>
          <table:table-cell table:style-name="Table24.A2" office:value-type="string">
            <text:p text:style-name="Table_20_Contents">enstore</text:p>
          </table:table-cell>
          <table:table-cell table:style-name="Table24.C2" office:value-type="string">
            <text:p text:style-name="Table_20_Contents">Every day at 12:30am.</text:p>
          </table:table-cell>
        </table:table-row>
      </table:table>
      <text:h text:style-name="Heading_20_3" text:outline-level="3"><text:alphabetical-index-mark text:string-value="noaccess-tapes cronjob"/>noaccess-tapes</text:h>
      <text:p text:style-name="Text_20_body">The NOACCESS and VOLUMES inventory pages are generated.</text:p>
      <table:table table:name="Table23" table:style-name="Table23">
        <table:table-column table:style-name="Table23.A"/>
        <table:table-column table:style-name="Table23.B"/>
        <table:table-column table:style-name="Table23.C"/>
        <table:table-row>
          <table:table-cell table:style-name="Table23.A1" office:value-type="string">
            <text:p text:style-name="Table_20_Contents">Runs on Host</text:p>
          </table:table-cell>
          <table:table-cell table:style-name="Table23.A1" office:value-type="string">
            <text:p text:style-name="Table_20_Contents">As User</text:p>
          </table:table-cell>
          <table:table-cell table:style-name="Table23.C1" office:value-type="string">
            <text:p text:style-name="Table_20_Contents">Runs at</text:p>
          </table:table-cell>
        </table:table-row>
        <table:table-row>
          <table:table-cell table:style-name="Table23.A2" office:value-type="string">
            <text:p text:style-name="Table_20_Contents">Where the web server runs.</text:p>
          </table:table-cell>
          <table:table-cell table:style-name="Table23.A2" office:value-type="string">
            <text:p text:style-name="Table_20_Contents">enstore</text:p>
          </table:table-cell>
          <table:table-cell table:style-name="Table23.C2" office:value-type="string">
            <text:p text:style-name="Table_20_Contents">Every 15 minutes staring at the top of the hour.</text:p>
          </table:table-cell>
        </table:table-row>
      </table:table>
      <text:h text:style-name="Heading_20_3" text:outline-level="3"><text:alphabetical-index-mark text:string-value="Vols cronjob"/>Vols</text:h>
      <text:p text:style-name="Text_20_body">The files known to the robots are reported in *-VOLUMES.html. <text:s/>The asterisk is represents the short name of each media changer converted to uppercase.</text:p>
      <table:table table:name="Table25" table:style-name="Table25">
        <table:table-column table:style-name="Table25.A"/>
        <table:table-column table:style-name="Table25.B"/>
        <table:table-column table:style-name="Table25.C"/>
        <table:table-row>
          <table:table-cell table:style-name="Table25.A1" office:value-type="string">
            <text:p text:style-name="Table_20_Contents">Runs on Host</text:p>
          </table:table-cell>
          <table:table-cell table:style-name="Table25.A1" office:value-type="string">
            <text:p text:style-name="Table_20_Contents">As User</text:p>
          </table:table-cell>
          <table:table-cell table:style-name="Table25.C1" office:value-type="string">
            <text:p text:style-name="Table_20_Contents">Runs at</text:p>
          </table:table-cell>
        </table:table-row>
        <table:table-row>
          <table:table-cell table:style-name="Table25.A2" office:value-type="string">
            <text:p text:style-name="Table_20_Contents">Where the web server runs.</text:p>
          </table:table-cell>
          <table:table-cell table:style-name="Table25.A2" office:value-type="string">
            <text:p text:style-name="Table_20_Contents">enstore</text:p>
          </table:table-cell>
          <table:table-cell table:style-name="Table25.C2" office:value-type="string">
            <text:p text:style-name="Table_20_Contents">Every day at 1:30am.</text:p>
          </table:table-cell>
        </table:table-row>
      </table:table>
      <text:h text:style-name="Heading_20_3" text:outline-level="3"><text:alphabetical-index-mark text:string-value="quota_alert cronjob"/>quota_alert</text:h>
      <text:p text:style-name="Text_20_body">Makes the QUOTA_ALERT web page. <text:s/>Lists statistics reflecting the projected number of days each media_type, library and storage_group triplet will last with the current <text:soft-page-break/>quota.</text:p>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Runs on Host</text:p>
          </table:table-cell>
          <table:table-cell table:style-name="Table26.A1" office:value-type="string">
            <text:p text:style-name="Table_20_Contents">As User</text:p>
          </table:table-cell>
          <table:table-cell table:style-name="Table26.C1" office:value-type="string">
            <text:p text:style-name="Table_20_Contents">Runs at</text:p>
          </table:table-cell>
        </table:table-row>
        <table:table-row>
          <table:table-cell table:style-name="Table26.A2" office:value-type="string">
            <text:p text:style-name="Table_20_Contents">Where the web server runs.</text:p>
          </table:table-cell>
          <table:table-cell table:style-name="Table26.A2" office:value-type="string">
            <text:p text:style-name="Table_20_Contents">enstore</text:p>
          </table:table-cell>
          <table:table-cell table:style-name="Table26.C2" office:value-type="string">
            <text:p text:style-name="Table_20_Contents">Every day at 8:30am and 4:30pm.</text:p>
          </table:table-cell>
        </table:table-row>
      </table:table>
      <text:h text:style-name="Heading_20_2" text:outline-level="2"><text:alphabetical-index-mark text:string-value="log_html crontab"/>log_html</text:h>
      <text:p text:style-name="Text_20_body">These cronjob(s) run on the web server node.</text:p>
      <text:h text:style-name="Heading_20_3" text:outline-level="3"><text:alphabetical-index-mark text:string-value="getnodeinfo cronjob"/>getnodeinfo</text:h>
      <text:p text:style-name="Text_20_body">The nodeinfo.html file is created. <text:s/>This report lists all nodes in the enstore farmlet the kernel version, CPU speed, memory and other OS related value on one page.</text:p>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Runs on Host</text:p>
          </table:table-cell>
          <table:table-cell table:style-name="Table27.A1" office:value-type="string">
            <text:p text:style-name="Table_20_Contents">As User</text:p>
          </table:table-cell>
          <table:table-cell table:style-name="Table27.C1" office:value-type="string">
            <text:p text:style-name="Table_20_Contents">Runs at</text:p>
          </table:table-cell>
        </table:table-row>
        <table:table-row>
          <table:table-cell table:style-name="Table27.A2" office:value-type="string">
            <text:p text:style-name="Table_20_Contents">Where the log server runs.</text:p>
          </table:table-cell>
          <table:table-cell table:style-name="Table27.A2" office:value-type="string">
            <text:p text:style-name="Table_20_Contents">root</text:p>
          </table:table-cell>
          <table:table-cell table:style-name="Table27.C2" office:value-type="string">
            <text:p text:style-name="Table_20_Contents">Every hour at the 11<text:span text:style-name="T1">th</text:span> and 41<text:span text:style-name="T1">st</text:span> minute.</text:p>
          </table:table-cell>
        </table:table-row>
      </table:table>
      <text:h text:style-name="Heading_20_3" text:outline-level="3"><text:alphabetical-index-mark text:string-value="log_trans_fail.py month cronjob"/>log_trans_fail</text:h>
      <text:p text:style-name="Text_20_body">The failed transfer report is generated. <text:s/>This script greps through the recent log files and sorts the errors by volume and mover. <text:s/>This information can be useful when investigating any possible patterns involving a specific tape or drive.</text:p>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Runs on Host</text:p>
          </table:table-cell>
          <table:table-cell table:style-name="Table28.A1" office:value-type="string">
            <text:p text:style-name="Table_20_Contents">As User</text:p>
          </table:table-cell>
          <table:table-cell table:style-name="Table28.C1" office:value-type="string">
            <text:p text:style-name="Table_20_Contents">Runs at</text:p>
          </table:table-cell>
        </table:table-row>
        <table:table-row>
          <table:table-cell table:style-name="Table28.A2" office:value-type="string">
            <text:p text:style-name="Table_20_Contents">Where the log server runs.</text:p>
          </table:table-cell>
          <table:table-cell table:style-name="Table28.A2" office:value-type="string">
            <text:p text:style-name="Table_20_Contents">enstore</text:p>
          </table:table-cell>
          <table:table-cell table:style-name="Table28.C2" office:value-type="string">
            <text:p text:style-name="Table_20_Contents">Every hour on the 45<text:span text:style-name="T1">th</text:span> minute.</text:p>
          </table:table-cell>
        </table:table-row>
      </table:table>
      <text:h text:style-name="Heading_20_3" text:outline-level="3"><text:alphabetical-index-mark text:string-value="STKlog cronjob"/>STKlog</text:h>
      <text:p text:style-name="Text_20_body">Retrieves the last 1000 lines from the each acls_host found in every configured STK media changer. <text:s/>Names the output file *-log.html where * represents the short name of the configured media changer.</text:p>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Runs on Host</text:p>
          </table:table-cell>
          <table:table-cell table:style-name="Table29.A1" office:value-type="string">
            <text:p text:style-name="Table_20_Contents">As User</text:p>
          </table:table-cell>
          <table:table-cell table:style-name="Table29.C1" office:value-type="string">
            <text:p text:style-name="Table_20_Contents">Runs at</text:p>
          </table:table-cell>
        </table:table-row>
        <table:table-row>
          <table:table-cell table:style-name="Table29.A2" office:value-type="string">
            <text:p text:style-name="Table_20_Contents">Where the log server runs.</text:p>
          </table:table-cell>
          <table:table-cell table:style-name="Table29.A2" office:value-type="string">
            <text:p text:style-name="Table_20_Contents">enstore</text:p>
          </table:table-cell>
          <table:table-cell table:style-name="Table29.C2" office:value-type="string">
            <text:p text:style-name="Table_20_Contents">Every hour on the 2<text:span text:style-name="T1">nd</text:span><text:span text:style-name="T2">, 17</text:span><text:span text:style-name="T1">th</text:span><text:span text:style-name="T2">, 32</text:span><text:span text:style-name="T1">nd</text:span><text:span text:style-name="T2"> and 47</text:span><text:span text:style-name="T1">th</text:span><text:span text:style-name="T2"> </text:span>minutes.</text:p>
          </table:table-cell>
        </table:table-row>
      </table:table>
      <text:h text:style-name="Heading_20_2" text:outline-level="2"><text:soft-page-break/><text:alphabetical-index-mark text:string-value="log_server crontab"/>log_server</text:h>
      <text:p text:style-name="Text_20_body">These cronjob(s) run on the log_server node.</text:p>
      <text:h text:style-name="Heading_20_3" text:outline-level="3"><text:alphabetical-index-mark text:string-value="log-stash cronjob"/>log-stash</text:h>
      <text:p text:style-name="Text_20_body">Zips and moves old logs files to the history directories.</text:p>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Runs on Host</text:p>
          </table:table-cell>
          <table:table-cell table:style-name="Table30.A1" office:value-type="string">
            <text:p text:style-name="Table_20_Contents">As User</text:p>
          </table:table-cell>
          <table:table-cell table:style-name="Table30.C1" office:value-type="string">
            <text:p text:style-name="Table_20_Contents">Runs at</text:p>
          </table:table-cell>
        </table:table-row>
        <table:table-row>
          <table:table-cell table:style-name="Table30.A2" office:value-type="string">
            <text:p text:style-name="Table_20_Contents">Where the log server runs.</text:p>
          </table:table-cell>
          <table:table-cell table:style-name="Table30.A2" office:value-type="string">
            <text:p text:style-name="Table_20_Contents">enstore</text:p>
          </table:table-cell>
          <table:table-cell table:style-name="Table30.C2" office:value-type="string">
            <text:p text:style-name="Table_20_Contents">On the 15<text:span text:style-name="T1">th</text:span> day of the month at 4:30am.</text:p>
          </table:table-cell>
        </table:table-row>
      </table:table>
      <text:h text:style-name="Heading_20_3" text:outline-level="3"><text:alphabetical-index-mark text:string-value="check_for_traceback cronjob"/>check_for_traceback</text:h>
      <text:p text:style-name="Text_20_body">This script greps the log files for any Tracebacks. <text:s/>Any tracebacks are e-mailed to the addresses listed in the crons | developer_email section of the configuration.</text:p>
      <table:table table:name="Table31" table:style-name="Table31">
        <table:table-column table:style-name="Table31.A"/>
        <table:table-column table:style-name="Table31.B"/>
        <table:table-column table:style-name="Table31.C"/>
        <table:table-row>
          <table:table-cell table:style-name="Table31.A1" office:value-type="string">
            <text:p text:style-name="Table_20_Contents">Runs on Host</text:p>
          </table:table-cell>
          <table:table-cell table:style-name="Table31.A1" office:value-type="string">
            <text:p text:style-name="Table_20_Contents">As User</text:p>
          </table:table-cell>
          <table:table-cell table:style-name="Table31.C1" office:value-type="string">
            <text:p text:style-name="Table_20_Contents">Runs at</text:p>
          </table:table-cell>
        </table:table-row>
        <table:table-row>
          <table:table-cell table:style-name="Table31.A2" office:value-type="string">
            <text:p text:style-name="Table_20_Contents">Where the log server runs.</text:p>
          </table:table-cell>
          <table:table-cell table:style-name="Table31.A2" office:value-type="string">
            <text:p text:style-name="Table_20_Contents">enstore</text:p>
          </table:table-cell>
          <table:table-cell table:style-name="Table31.C2" office:value-type="string">
            <text:p text:style-name="Table_20_Contents">Every hour on the 1<text:span text:style-name="T1">st</text:span> minute.</text:p>
          </table:table-cell>
        </table:table-row>
      </table:table>
      <text:h text:style-name="Heading_20_3" text:outline-level="3"><text:alphabetical-index-mark text:string-value="rdist-log cronjob"/>rdist-log</text:h>
      <text:p text:style-name="Text_20_body">Copies the recent log files (that are not already copied) to the backup node for safe keeping. <text:s/>After log-stash moves the old log files, the matching old log files on the backup node are removed.</text:p>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Runs on Host</text:p>
          </table:table-cell>
          <table:table-cell table:style-name="Table32.A1" office:value-type="string">
            <text:p text:style-name="Table_20_Contents">As User</text:p>
          </table:table-cell>
          <table:table-cell table:style-name="Table32.C1" office:value-type="string">
            <text:p text:style-name="Table_20_Contents">Runs at</text:p>
          </table:table-cell>
        </table:table-row>
        <table:table-row>
          <table:table-cell table:style-name="Table32.A2" office:value-type="string">
            <text:p text:style-name="Table_20_Contents">Where the log server runs.</text:p>
          </table:table-cell>
          <table:table-cell table:style-name="Table32.A2" office:value-type="string">
            <text:p text:style-name="Table_20_Contents">enstore</text:p>
          </table:table-cell>
          <table:table-cell table:style-name="Table32.C2" office:value-type="string">
            <text:p text:style-name="Table_20_Contents">Every hour on the 5<text:span text:style-name="T1">th</text:span><text:span text:style-name="T2">, 20</text:span><text:span text:style-name="T1">th</text:span><text:span text:style-name="T2"> , 35</text:span><text:span text:style-name="T1">th</text:span><text:span text:style-name="T2"> and 50</text:span><text:span text:style-name="T1">th</text:span><text:span text:style-name="T2"> </text:span>minutes.</text:p>
          </table:table-cell>
        </table:table-row>
      </table:table>
      <text:h text:style-name="P4" text:outline-level="2"><text:alphabetical-index-mark text:string-value="pnfs_misc crontab"/>pnfs_misc</text:h>
      <text:p text:style-name="P5">These cronjobs run on the same node that the pnfs server runs on.</text:p>
      <text:h text:style-name="P6" text:outline-level="3"><text:alphabetical-index-mark text:string-value="PnfsExports cronjob"/>PnfsExports</text:h>
      <text:p text:style-name="Text_20_body">This cronjob makes the /enstore/pnfsExports.html web page. <text:s/>It is typically linked from the Log Files web page. <text:s/>It lists the PNFS mount points that are allowed to mount pnfs.</text:p>
      <table:table table:name="Table33" table:style-name="Table33">
        <table:table-column table:style-name="Table33.A"/>
        <table:table-column table:style-name="Table33.B"/>
        <table:table-column table:style-name="Table33.C"/>
        <text:soft-page-break/>
        <table:table-row>
          <table:table-cell table:style-name="Table33.A1" office:value-type="string">
            <text:p text:style-name="Table_20_Contents">Runs on Host</text:p>
          </table:table-cell>
          <table:table-cell table:style-name="Table33.A1" office:value-type="string">
            <text:p text:style-name="Table_20_Contents">As User</text:p>
          </table:table-cell>
          <table:table-cell table:style-name="Table33.C1" office:value-type="string">
            <text:p text:style-name="Table_20_Contents">Runs at</text:p>
          </table:table-cell>
        </table:table-row>
        <table:table-row>
          <table:table-cell table:style-name="Table33.A2" office:value-type="string">
            <text:p text:style-name="Table_20_Contents">Where the PNFS server runs.</text:p>
          </table:table-cell>
          <table:table-cell table:style-name="Table33.A2" office:value-type="string">
            <text:p text:style-name="Table_20_Contents">root</text:p>
          </table:table-cell>
          <table:table-cell table:style-name="Table33.C2" office:value-type="string">
            <text:p text:style-name="Table_20_Contents">Every hour on the 12<text:span text:style-name="T1">th</text:span><text:span text:style-name="T2"> </text:span>minute.</text:p>
          </table:table-cell>
        </table:table-row>
      </table:table>
      <text:h text:style-name="Heading_20_3" text:outline-level="3"><text:alphabetical-index-mark text:string-value="pnfs_monitor cronjob"/>pnfs_monitor</text:h>
      <text:p text:style-name="Text_20_body">A report is made of files listed in all PNFS databases (except admin) that do not have complete Enstore meta data. <text:s/>Exceptions are given to files that are dCache volatile files, zero length dCache files and temporary NFS files beginning with .nfs.</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Runs on Host</text:p>
          </table:table-cell>
          <table:table-cell table:style-name="Table34.A1" office:value-type="string">
            <text:p text:style-name="Table_20_Contents">As User</text:p>
          </table:table-cell>
          <table:table-cell table:style-name="Table34.C1" office:value-type="string">
            <text:p text:style-name="Table_20_Contents">Runs at</text:p>
          </table:table-cell>
        </table:table-row>
        <table:table-row>
          <table:table-cell table:style-name="Table34.A2" office:value-type="string">
            <text:p text:style-name="Table_20_Contents">Where the PNFS server runs.</text:p>
          </table:table-cell>
          <table:table-cell table:style-name="Table34.A2" office:value-type="string">
            <text:p text:style-name="Table_20_Contents">root</text:p>
          </table:table-cell>
          <table:table-cell table:style-name="Table34.C2" office:value-type="string">
            <text:p text:style-name="Table_20_Contents">Every day at 5:12am.</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fo:margin-left="0in" fo:margin-right="-0.0021in" table:align="margins"/>
    </style:style>
    <style:style style:name="left_5f_page_5f_footer.A" style:display-name="left_page_footer.A" style:family="table-column">
      <style:table-column-properties style:rel-column-width="3936*"/>
    </style:style>
    <style:style style:name="left_5f_page_5f_footer.B" style:display-name="left_page_footer.B" style:family="table-column">
      <style:table-column-properties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fo:margin-left="0in" fo:margin-right="0.0104in" table:align="margins"/>
    </style:style>
    <style:style style:name="right_5f_page_5f_footer.A" style:display-name="right_page_footer.A" style:family="table-column">
      <style:table-column-properties style:rel-column-width="61056*"/>
    </style:style>
    <style:style style:name="right_5f_page_5f_footer.B" style:display-name="right_page_footer.B" style:family="table-column">
      <style:table-column-properties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
      </style:footer>
    </style:master-page>
    <style:master-page style:name="Left_20_Page" style:display-name="Left Page" style:page-layout-name="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1"><text:page-number text:select-page="current"/></text:p>
            </table:table-cell>
            <table:table-cell table:style-name="left_5f_page_5f_footer.A1" office:value-type="string">
              <text:p text:style-name="P2"><text:chapter text:display="name" text:outline-level="1"/></text:p>
            </table:table-cell>
          </table:table-row>
        </table:table>
        <text:p text:style-name="P3"/>
      </style:footer>
    </style:master-page>
    <style:master-page style:name="Right_20_Page" style:display-name="Right Page" style:page-layout-name="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2"><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01-10T15:15:59</meta:creation-date>
    <dc:date>2008-10-28T16:43:43</dc:date>
    <meta:print-date>2008-01-16T13:46:41</meta:print-date>
    <meta:editing-cycles>133</meta:editing-cycles>
    <meta:editing-duration>PT3H5M7S</meta:editing-duration>
    <meta:user-defined meta:name="Info 1"/>
    <meta:user-defined meta:name="Info 2"/>
    <meta:user-defined meta:name="Info 3"/>
    <meta:user-defined meta:name="Info 4"/>
    <meta:document-statistic meta:table-count="37" meta:image-count="0" meta:object-count="0" meta:page-count="12" meta:paragraph-count="351" meta:word-count="2177" meta:character-count="12014"/>
  </office:meta>
</office:document-meta>
</file>